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CA" officeooo:rsid="0053a926" officeooo:paragraph-rsid="0053a926"/>
    </style:style>
    <style:style style:name="P6" style:family="paragraph" style:parent-style-name="Standard">
      <style:text-properties fo:language="en" fo:country="CA" officeooo:rsid="0053a926" officeooo:paragraph-rsid="0056750a"/>
    </style:style>
    <style:style style:name="P7" style:family="paragraph" style:parent-style-name="Standard">
      <style:text-properties fo:language="en" fo:country="CA" officeooo:rsid="0056750a" officeooo:paragraph-rsid="0056750a"/>
    </style:style>
    <style:style style:name="P8" style:family="paragraph" style:parent-style-name="Standard">
      <style:text-properties fo:language="en" fo:country="CA" officeooo:rsid="0056750a" officeooo:paragraph-rsid="005abd3c"/>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6in" style:type="right" style:leader-style="dotted" style:leader-text="."/>
        </style:tab-stops>
      </style:paragraph-properties>
    </style:style>
    <style:style style:name="P11" style:family="paragraph" style:parent-style-name="Heading_20_1">
      <style:text-properties officeooo:paragraph-rsid="00266943"/>
    </style:style>
    <style:style style:name="P12" style:family="paragraph" style:parent-style-name="Heading_20_1">
      <style:text-properties fo:color="#1e6a39" loext:opacity="100%" officeooo:paragraph-rsid="0024ab4d"/>
    </style:style>
    <style:style style:name="P13" style:family="paragraph" style:parent-style-name="Heading_20_1">
      <style:text-properties fo:color="#1e6a39" loext:opacity="100%" fo:font-weight="bold" style:font-weight-asian="bold" style:font-weight-complex="bold"/>
    </style:style>
    <style:style style:name="P14" style:family="paragraph" style:parent-style-name="List_20_Paragraph" style:list-style-name="WWNum3">
      <style:text-properties officeooo:paragraph-rsid="00266943"/>
    </style:style>
    <style:style style:name="P15" style:family="paragraph" style:parent-style-name="Standard">
      <style:text-properties fo:language="en" fo:country="US"/>
    </style:style>
    <style:style style:name="P16" style:family="paragraph" style:parent-style-name="Standard">
      <style:text-properties fo:language="en" fo:country="US" officeooo:rsid="0047c0cb" officeooo:paragraph-rsid="0047c0cb"/>
    </style:style>
    <style:style style:name="P17" style:family="paragraph" style:parent-style-name="Standard">
      <style:text-properties fo:language="en" fo:country="US" officeooo:rsid="00496db9" officeooo:paragraph-rsid="00496db9"/>
    </style:style>
    <style:style style:name="P18" style:family="paragraph" style:parent-style-name="Standard">
      <style:text-properties fo:language="en" fo:country="US" officeooo:rsid="00499442" officeooo:paragraph-rsid="00499442"/>
    </style:style>
    <style:style style:name="P19" style:family="paragraph" style:parent-style-name="Standard">
      <style:text-properties fo:language="en" fo:country="US" officeooo:rsid="004f69fb" officeooo:paragraph-rsid="004f69fb"/>
    </style:style>
    <style:style style:name="P20" style:family="paragraph" style:parent-style-name="Standard">
      <style:text-properties fo:language="en" fo:country="US" officeooo:paragraph-rsid="00499442"/>
    </style:style>
    <style:style style:name="P21" style:family="paragraph" style:parent-style-name="Standard">
      <style:text-properties fo:language="en" fo:country="US" officeooo:rsid="0056750a" officeooo:paragraph-rsid="005c240a"/>
    </style:style>
    <style:style style:name="P22" style:family="paragraph" style:parent-style-name="Standard">
      <style:text-properties fo:language="en" fo:country="US" officeooo:rsid="005ec12f" officeooo:paragraph-rsid="005ec12f"/>
    </style:style>
    <style:style style:name="P23" style:family="paragraph" style:parent-style-name="Standard">
      <style:text-properties fo:language="en" fo:country="US" officeooo:rsid="0061e475" officeooo:paragraph-rsid="0061e475"/>
    </style:style>
    <style:style style:name="P24" style:family="paragraph" style:parent-style-name="Standard">
      <style:text-properties fo:language="en" fo:country="US" officeooo:rsid="0061e475" officeooo:paragraph-rsid="0062933d"/>
    </style:style>
    <style:style style:name="P25" style:family="paragraph" style:parent-style-name="Standard">
      <style:text-properties fo:language="en" fo:country="US" officeooo:rsid="0062933d" officeooo:paragraph-rsid="0062933d"/>
    </style:style>
    <style:style style:name="P26" style:family="paragraph" style:parent-style-name="Standard">
      <style:text-properties fo:language="en" fo:country="US" officeooo:rsid="0065a67b" officeooo:paragraph-rsid="0065a67b"/>
    </style:style>
    <style:style style:name="P27" style:family="paragraph" style:parent-style-name="Standard">
      <style:text-properties fo:language="en" fo:country="US" officeooo:rsid="00676ae4" officeooo:paragraph-rsid="00676ae4"/>
    </style:style>
    <style:style style:name="P28" style:family="paragraph" style:parent-style-name="Standard">
      <style:text-properties fo:language="en" fo:country="US" officeooo:rsid="00676ae4" officeooo:paragraph-rsid="00697774"/>
    </style:style>
    <style:style style:name="P29" style:family="paragraph" style:parent-style-name="Standard">
      <style:text-properties officeooo:paragraph-rsid="0024ab4d"/>
    </style:style>
    <style:style style:name="P30" style:family="paragraph" style:parent-style-name="Standard">
      <style:text-properties officeooo:paragraph-rsid="00266943"/>
    </style:style>
    <style:style style:name="P31" style:family="paragraph" style:parent-style-name="Standard">
      <style:text-properties officeooo:paragraph-rsid="0031f455"/>
    </style:style>
    <style:style style:name="P32" style:family="paragraph" style:parent-style-name="Standard">
      <style:text-properties officeooo:rsid="0047c0cb" officeooo:paragraph-rsid="0047c0cb"/>
    </style:style>
    <style:style style:name="P33" style:family="paragraph" style:parent-style-name="Standard">
      <style:text-properties officeooo:rsid="00758882" officeooo:paragraph-rsid="00781851"/>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bold" officeooo:rsid="0047c0cb"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T17" style:family="text">
      <style:text-properties fo:language="en" fo:country="US" officeooo:rsid="0047c0cb"/>
    </style:style>
    <style:style style:name="T18" style:family="text">
      <style:text-properties fo:language="en" fo:country="US" officeooo:rsid="0070a66c"/>
    </style:style>
    <style:style style:name="T19" style:family="text">
      <style:text-properties fo:language="en" fo:country="US" officeooo:rsid="0075ceaf"/>
    </style:style>
    <style:style style:name="T20" style:family="text">
      <style:text-properties fo:language="en" fo:country="US" officeooo:rsid="00781851"/>
    </style:style>
    <style:style style:name="T21" style:family="text">
      <style:text-properties officeooo:rsid="00482265"/>
    </style:style>
    <style:style style:name="T22" style:family="text">
      <style:text-properties officeooo:rsid="004978f6"/>
    </style:style>
    <style:style style:name="T23" style:family="text">
      <style:text-properties fo:language="en" fo:country="CA"/>
    </style:style>
    <style:style style:name="T24" style:family="text">
      <style:text-properties fo:language="en" fo:country="CA" officeooo:rsid="004b856a"/>
    </style:style>
    <style:style style:name="T25" style:family="text">
      <style:text-properties fo:language="en" fo:country="CA" officeooo:rsid="004d636e"/>
    </style:style>
    <style:style style:name="T26" style:family="text">
      <style:text-properties fo:language="en" fo:country="CA" officeooo:rsid="004df9d3"/>
    </style:style>
    <style:style style:name="T27" style:family="text">
      <style:text-properties fo:language="en" fo:country="CA" officeooo:rsid="004eda3e"/>
    </style:style>
    <style:style style:name="T28" style:family="text">
      <style:text-properties fo:language="en" fo:country="CA" officeooo:rsid="005287a9"/>
    </style:style>
    <style:style style:name="T29" style:family="text">
      <style:text-properties fo:language="en" fo:country="CA" officeooo:rsid="0054f380"/>
    </style:style>
    <style:style style:name="T30" style:family="text">
      <style:text-properties officeooo:rsid="0053d22b"/>
    </style:style>
    <style:style style:name="T31" style:family="text">
      <style:text-properties officeooo:rsid="0054f380"/>
    </style:style>
    <style:style style:name="T32" style:family="text">
      <style:text-properties fo:color="#000000" loext:opacity="100%"/>
    </style:style>
    <style:style style:name="T33" style:family="text">
      <style:text-properties fo:color="#000000" loext:opacity="100%" officeooo:rsid="005ec12f"/>
    </style:style>
    <style:style style:name="T34" style:family="text">
      <style:text-properties officeooo:rsid="006898cf"/>
    </style:style>
    <style:style style:name="T35" style:family="text">
      <style:text-properties officeooo:rsid="00691ed7"/>
    </style:style>
    <style:style style:name="T36" style:family="text">
      <style:text-properties officeooo:rsid="00697774"/>
    </style:style>
    <style:style style:name="T37" style:family="text">
      <style:text-properties officeooo:rsid="006a0d58"/>
    </style:style>
    <style:style style:name="T38" style:family="text">
      <style:text-properties officeooo:rsid="006ad8f9"/>
    </style:style>
    <style:style style:name="T39" style:family="text">
      <style:text-properties officeooo:rsid="006e8136"/>
    </style:style>
    <style:style style:name="T40" style:family="text">
      <style:text-properties officeooo:rsid="0070020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413_998993402" text:style-name="Index_20_Link" text:visited-style-name="Index_20_Link">Section 1: Introduction to building ASP.NET Core Web APIs using .NET6<text:tab/>2</text:a></text:p>
          <text:p text:style-name="P9"><text:a xlink:type="simple" xlink:href="#__RefHeading___Toc2415_998993402" text:style-name="Index_20_Link" text:visited-style-name="Index_20_Link">Section 5 Get Start with Angular &amp; Angular CLI<text:tab/>5</text:a></text:p>
          <text:p text:style-name="P9"><text:a xlink:type="simple" xlink:href="#__RefHeading___Toc2417_998993402" text:style-name="Index_20_Link" text:visited-style-name="Index_20_Link">Section 6 Angular Components<text:tab/>5</text:a></text:p>
          <text:p text:style-name="P9"><text:a xlink:type="simple" xlink:href="#__RefHeading___Toc2419_998993402" text:style-name="Index_20_Link" text:visited-style-name="Index_20_Link">Section 7 Data Binding &amp; Events Handling<text:tab/>6</text:a></text:p>
          <text:p text:style-name="P9"><text:a xlink:type="simple" xlink:href="#__RefHeading___Toc2421_998993402" text:style-name="Index_20_Link" text:visited-style-name="Index_20_Link">Section 8 Angular Directives<text:tab/>6</text:a></text:p>
          <text:p text:style-name="P9"><text:a xlink:type="simple" xlink:href="#__RefHeading___Toc2423_998993402" text:style-name="Index_20_Link" text:visited-style-name="Index_20_Link">Section 9 Angular Pipes<text:tab/>7</text:a></text:p>
          <text:p text:style-name="P9"><text:a xlink:type="simple" xlink:href="#__RefHeading___Toc2425_998993402" text:style-name="Index_20_Link" text:visited-style-name="Index_20_Link">Section 10 Angular Service<text:tab/>8</text:a></text:p>
          <text:p text:style-name="P9"><text:a xlink:type="simple" xlink:href="#__RefHeading___Toc2427_998993402" text:style-name="Index_20_Link" text:visited-style-name="Index_20_Link">Section 11 Angular Forms I (Template Driven Form)<text:tab/>9</text:a></text:p>
          <text:p text:style-name="P9"><text:a xlink:type="simple" xlink:href="#__RefHeading___Toc2429_998993402" text:style-name="Index_20_Link" text:visited-style-name="Index_20_Link">Section 12 Angular Forms II (Reactive Forms)<text:tab/>9</text:a></text:p>
          <text:p text:style-name="P9"><text:a xlink:type="simple" xlink:href="#__RefHeading___Toc2433_998993402" text:style-name="Index_20_Link" text:visited-style-name="Index_20_Link">Section 14 Design The Blog Front End I - Preparing<text:tab/>11</text:a></text:p>
          <text:p text:style-name="P9"><text:a xlink:type="simple" xlink:href="#__RefHeading___Toc2435_998993402" text:style-name="Index_20_Link" text:visited-style-name="Index_20_Link">Section 15 Design The Blog Front End II - Main Common Components<text:tab/>12</text:a></text:p>
          <text:p text:style-name="P9"><text:a xlink:type="simple" xlink:href="#__RefHeading___Toc2437_998993402" text:style-name="Index_20_Link" text:visited-style-name="Index_20_Link">Section 16 Design The Blog Front End III - All Pages Design<text:tab/>13</text:a></text:p>
          <text:p text:style-name="P9"><text:a xlink:type="simple" xlink:href="#__RefHeading___Toc2439_998993402" text:style-name="Index_20_Link" text:visited-style-name="Index_20_Link">Section 17 Get Start With Admin Area &amp; Firebase Firestore<text:tab/>13</text:a></text:p>
          <text:p text:style-name="P9"><text:a xlink:type="simple" xlink:href="#__RefHeading___Toc2441_998993402" text:style-name="Index_20_Link" text:visited-style-name="Index_20_Link">Section 18 Admin area – CRUD Operation I (Category CRUD)<text:tab/>14</text:a></text:p>
          <text:p text:style-name="P9"><text:a xlink:type="simple" xlink:href="#__RefHeading___Toc2443_998993402" text:style-name="Index_20_Link" text:visited-style-name="Index_20_Link">Section 19 Admin area – CRUD Operation II (POST CRUD)<text:tab/>14</text:a></text:p>
          <text:p text:style-name="P9"><text:a xlink:type="simple" xlink:href="#__RefHeading___Toc2445_998993402" text:style-name="Index_20_Link" text:visited-style-name="Index_20_Link">Section 20 Authentication &amp; Authorization<text:tab/>14</text:a></text:p>
          <text:p text:style-name="P9"><text:a xlink:type="simple" xlink:href="#__RefHeading___Toc2447_998993402" text:style-name="Index_20_Link" text:visited-style-name="Index_20_Link">Section 21 Design The Blog Front End I - Preparing<text:tab/>14</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5" loext:marker-style-name="T2"/>
      <text:h text:style-name="P13" text:outline-level="2"><text:bookmark-start text:name="__RefHeading___Toc2413_998993402"/><text:soft-page-break/>Section <text:span text:style-name="T40">1: </text:span>Introduction to building ASP.NET Core Web APIs using .NET6<text:span text:style-name="T2"> </text:span><text:bookmark-end text:name="__RefHeading___Toc2413_998993402"/></text:h>
      <text:p text:style-name="Standard" loext:marker-style-name="T2"><text:span text:style-name="T2"/></text:p>
      <text:p text:style-name="P33" loext:marker-style-name="T2"><text:span text:style-name="T2">Download .NET SDK</text:span></text:p>
      <text:p text:style-name="P33" loext:marker-style-name="T2"><text:span text:style-name="T2">Download Visual Studio 2022</text:span></text:p>
      <text:p text:style-name="P33" loext:marker-style-name="T2"><text:span text:style-name="T20">Download </text:span><text:span text:style-name="T19">SSMS</text:span></text:p>
      <text:p text:style-name="Standard" loext:marker-style-name="T2"><text:span text:style-name="T1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5" loext:marker-style-name="T2"/>
      <text:h text:style-name="P12" text:outline-level="1"><text:bookmark-start text:name="__RefHeading___Toc2415_998993402"/><text:span text:style-name="T4">Section 2: Create New ASP.NET Core Web API &amp; Domain Models</text:span><text:bookmark-end text:name="__RefHeading___Toc2415_998993402"/></text:h>
      <text:p text:style-name="P29" loext:marker-style-name="T2"><text:span text:style-name="T2"/></text:p>
      <text:p text:style-name="P29" loext:marker-style-name="T2"><text:span text:style-name="T2">SPA (Single Page Application) = A Single Pahe Application is an app that doesn't need to reload</text:span></text:p>
      <text:p text:style-name="P15" loext:marker-style-name="T2"/>
      <text:h text:style-name="P11" text:outline-level="1" loext:marker-style-name="T1"><text:bookmark-start text:name="__RefHeading___Toc2417_998993402"/><text:span text:style-name="T1">Section 6 Angular Components</text:span><text:bookmark-end text:name="__RefHeading___Toc2417_998993402"/></text:h>
      <text:p text:style-name="P30"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30" loext:marker-style-name="T2"><text:span text:style-name="T2">We can use the selectors of every component into the html of every component. So we can call different components inside of the html of another component.</text:span></text:p>
      <text:p text:style-name="P30" loext:marker-style-name="T2"><text:span text:style-name="T2">In order to generate an Angular component using the Angular CLI we have to use the following command "ng g c &lt;component-name&gt;". The files component.spec.ts are responsible for unit testing.</text:span></text:p>
      <text:p text:style-name="P30" loext:marker-style-name="T2"><text:span text:style-name="T2">NgOnInit = the NgOnInit is going to run when the current component is fully loaded in the browser. OnInit is a template.</text:span></text:p>
      <text:p text:style-name="P30" loext:marker-style-name="T2"><text:span text:style-name="T2">Data binding = {{title}}</text:span></text:p>
      <text:p text:style-name="P30" loext:marker-style-name="T2"><text:span text:style-name="T2">Share data between components = </text:span></text:p>
      <text:list text:style-name="WWNum3">
        <text:list-item>
          <text:p text:style-name="P14" loext:marker-style-name="T2"><text:span text:style-name="T2">Parent to child component via @input decorator</text:span></text:p>
          <text:list>
            <text:list-item>
              <text:p text:style-name="P14" loext:marker-style-name="T2"><text:span text:style-name="T2">Parent: &lt;app-post [fromParent]=’parentMessage’&gt;&lt;/app-post&gt;</text:span></text:p>
            </text:list-item>
            <text:list-item>
              <text:p text:style-name="P14" loext:marker-style-name="T2"><text:span text:style-name="T2">Child: @Input() fromParent:string;</text:span></text:p>
            </text:list-item>
          </text:list>
        </text:list-item>
        <text:list-item>
          <text:p text:style-name="P14" loext:marker-style-name="T2"><text:span text:style-name="T2">Child to parent component via @output decorator or @output decorator and event emitter</text:span></text:p>
          <text:list>
            <text:list-item>
              <text:p text:style-name="P14" loext:marker-style-name="T2"><text:span text:style-name="T2">Parent: @ViewChild(PostComponent) childComp; ngAfterViewInit() { … }</text:span></text:p>
            </text:list-item>
          </text:list>
        </text:list-item>
        <text:list-item>
          <text:p text:style-name="P14" loext:marker-style-name="T2"><text:span text:style-name="T2">Child to parent when there is Event using the @output decorator and event emitter</text:span></text:p>
          <text:list>
            <text:list-item>
              <text:p text:style-name="P14" loext:marker-style-name="T2"><text:soft-page-break/><text:span text:style-name="T2">Child: &lt;button (click)=’sendMessage()’&gt; Click&lt;/button&gt;, @Outpu() messageEvent=new EventEmitter&lt;string&gt;(); sendMessage(){ this.messageEvent.emit(this.outputChildMessage); }</text:span></text:p>
            </text:list-item>
            <text:list-item>
              <text:p text:style-name="P14" loext:marker-style-name="T2"><text:span text:style-name="T2">Parent: &lt;app-post (messageEvent)=’receiveMessage($event)’, receiveMessage($event) { this.fromChildOutput=$event; }, &lt;p&gt;{{ fromChildOutput }}</text:span></text:p>
            </text:list-item>
          </text:list>
        </text:list-item>
      </text:list>
      <text:p text:style-name="P30" loext:marker-style-name="T2">Share data from the child components to parent component -&gt; @ViewChild, @Output or Emitter.</text:p>
      <text:p text:style-name="P30"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31"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8">onKeyup(</text:span><text:span text:style-name="T9">username</text:span><text:span text:style-name="T8">) { console.log(</text:span><text:span text:style-name="T9">username</text:span><text:span text:style-name="T8">);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5"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oft-page-break/><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pan text:style-name="T2">Generally directives are classes that add additional behavior to elements in any Angular applications. USe Angular's built-in directives to manage forms, lists, styles and what users see.</text:span><text:span text:style-name="T2"/></text:p>
      <text:p text:style-name="P15"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5"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oft-page-break/><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5"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oft-page-break/><text:span text:style-name="T2">}</text:span><text:span text:style-name="T2"/></text:p>
      <text:p text:style-name="P15"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pan text:style-name="T2">Angular interface = ng g i models/post</text:span><text:span text:style-name="T2"/></text:p>
      <text:p text:style-name="P15"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5" loext:marker-style-name="T2"/>
      <text:h text:style-name="Heading_20_1" text:outline-level="1" loext:marker-style-name="T1"><text:bookmark-start text:name="__RefHeading___Toc2429_998993402"/><text:soft-page-break/><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5" loext:marker-style-name="T2"/>
      <text:p text:style-name="Standard" loext:marker-style-name="T2"><text:span text:style-name="T2">ng new ang-routing</text:span></text:p>
      <text:p text:style-name="Standard" loext:marker-style-name="T2"><text:span text:style-name="T2">ng g c post-list</text:span></text:p>
      <text:p text:style-name="Standard" loext:marker-style-name="T2"><text:soft-page-break/><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2"><text:span text:style-name="T2">With routerLink the page is not being refreshed, we utilize the files that Angular already downloaded. With href the site reloads and we reload all the files that are needed so the concept of SPA is being disappeared. </text:span></text:p>
      <text:p text:style-name="Standard" loext:marker-style-name="T2"><text:span text:style-name="T2">Angulae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p>
      <text:p text:style-name="Standard" loext:marker-style-name="T2"><text:span text:style-name="T2">Get Router Parameters = paramMap gives all the router parameter values. Code example</text:span></text:p>
      <text:p text:style-name="Standard" loext:marker-style-name="T2"><text:span text:style-name="T2">What is Observable = rxjs, a sequence of data that is emitted asynchronously or synchronously overtime of period</text:span></text:p>
      <text:p text:style-name="Standard" loext:marker-style-name="T2"><text:span text:style-name="T2">Observable Next = with .next function we can return values from the observer. Code example</text:span></text:p>
      <text:p text:style-name="Standard" loext:marker-style-name="T2"><text:span text:style-name="T2">Observable vs Functions = with Observables we can return many things many times (As the definition says) but with a function we can return only one result at a time. </text:span></text:p>
      <text:p text:style-name="Standard" loext:marker-style-name="T2"><text:span text:style-name="T2">Observable Subscribe &amp; Unsubscribe = we can close the subscription using the unsubscribe function </text:span></text:p>
      <text:p text:style-name="Standard" loext:marker-style-name="T2"><text:span text:style-name="T2">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2"><text:span text:style-name="T2">Query Parameters = </text:span><text:span text:style-name="T13">[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5" loext:marker-style-name="T2"/>
      <text:h text:style-name="Heading_20_1" text:outline-level="1" loext:marker-style-name="T1"><text:bookmark-start text:name="__RefHeading___Toc2433_998993402"/><text:soft-page-break/><text:span text:style-name="T1">Section 14 Design The Blog Front End I - Preparing</text:span><text:bookmark-end text:name="__RefHeading___Toc2433_998993402"/><text:span text:style-name="T1"/></text:h>
      <text:p text:style-name="P32" loext:marker-style-name="T2"><text:span text:style-name="T2"/></text:p>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 </text:span><text:span text:style-name="T17">check the project </text:span><text:span text:style-name="T7">Simplistic Blog</text:span></text:p>
      <text:p text:style-name="P16" loext:marker-style-name="T2">Install and link Bootstrap = <text:span text:style-name="T21">we installed Bootstrap using the npm method</text:span></text:p>
      <text:p text:style-name="P17" loext:marker-style-name="T2">Common them<text:span text:style-name="T22">e</text:span> Global CSS variables = <text:span text:style-name="T24">we can declare variables in css using the :root { --primary: red; } , </text:span><text:span text:style-name="T27">color: var(--primary);</text:span></text:p>
      <text:p text:style-name="P18" loext:marker-style-name="T2">Declare CSS variables = <text:span text:style-name="T25">declaring the default colors that we are going to use for the Blog app </text:span><text:span text:style-name="T26">using the :root </text:span><text:span text:style-name="T27">{ <text:s/>}</text:span></text:p>
      <text:p text:style-name="P19" loext:marker-style-name="T2"><text:span text:style-name="T27">D</text:span><text:span text:style-name="T23">efine global styles = </text:span><text:span text:style-name="T28">importing some fonts from google fonts and initializing some styling to our body</text:span></text:p>
      <text:p text:style-name="P20"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5"/>
      <text:p text:style-name="P5">Design Header Component = <text:span text:style-name="T31">check the code in the project Simplistic-Blog</text:span></text:p>
      <text:p text:style-name="P6">Design Category Navbar Component <text:span text:style-name="T30">= </text:span><text:span text:style-name="T31">check the code in the project Simplistic-Blog</text:span></text:p>
      <text:p text:style-name="P7">Design Footer Component = <text:span text:style-name="T31">check the code in the project Simplistic-Blog</text:span></text:p>
      <text:p text:style-name="P7"><text:soft-page-break/>Design Postcard Component I = ng g c layouts/post-card, <text:span text:style-name="T31">check the code in the project Simplistic-Blog</text:span></text:p>
      <text:p text:style-name="P8">Design Postcard Component II = <text:s/><text:span text:style-name="T31">check the code in the project Simplistic-Blog</text:span></text:p>
      <text:p text:style-name="P21" loext:marker-style-name="T2">Design Subscription Card Component I = <text:span text:style-name="T29">check the code in the project Simplistic-Blog</text:span></text:p>
      <text:p text:style-name="P21" loext:marker-style-name="T2">Design Subscription Card Component II = <text:span text:style-name="T29">check the code in the project Simplistic-Blog</text:span></text:p>
      <text:p text:style-name="P21" loext:marker-style-name="T2">Subscription Card Input Design Error Fix = <text:span text:style-name="T29">check the code in the project Simplistic-Blog</text:span></text:p>
      <text:p text:style-name="P21" loext:marker-style-name="T2"><text:span text:style-name="T29"/></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15" loext:marker-style-name="T2"/>
      <text:p text:style-name="P22" loext:marker-style-name="T2">Prepare the App Component = <text:span text:style-name="T32">check the code in the project Simplistic-Blog</text:span></text:p>
      <text:p text:style-name="P22" loext:marker-style-name="T2">Design Home Page I – Featured Area = <text:span text:style-name="T32">check the code in the project Simplistic-Blog</text:span></text:p>
      <text:p text:style-name="P22" loext:marker-style-name="T2">Design Home Page II – Latest Post Area = <text:span text:style-name="T32">check the code in the project Simplistic-Blog</text:span></text:p>
      <text:p text:style-name="P23" loext:marker-style-name="T2"><text:span text:style-name="T32">Design Single Category Page = </text:span><text:span text:style-name="T33">check the code in the project Simplistic-Blog</text:span></text:p>
      <text:p text:style-name="P23" loext:marker-style-name="T2"><text:span text:style-name="T33">D</text:span><text:span text:style-name="T32">esign Single Post Page = </text:span><text:span text:style-name="T33">check the code in the project Simplistic-Blog</text:span></text:p>
      <text:p text:style-name="P24" loext:marker-style-name="T2"><text:span text:style-name="T33">D</text:span><text:span text:style-name="T32">esign Comments Form Components = </text:span><text:span text:style-name="T33">check the code in the project Simplistic-Blog</text:span></text:p>
      <text:p text:style-name="P24" loext:marker-style-name="T2"><text:span text:style-name="T32">Design Comment Form List Component = </text:span><text:span text:style-name="T33">check the code in the project Simplistic-Blog</text:span></text:p>
      <text:p text:style-name="P24" loext:marker-style-name="T2"><text:span text:style-name="T32">Design About Us Page = </text:span><text:span text:style-name="T33">check the code in the project Simplistic-Blog</text:span></text:p>
      <text:p text:style-name="P25" loext:marker-style-name="T2"><text:span text:style-name="T33">D</text:span><text:span text:style-name="T32">esign Terms &amp; Conditions Page = </text:span><text:span text:style-name="T33">check the code in the project Simplistic-Blog</text:span></text:p>
      <text:p text:style-name="P15"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26" loext:marker-style-name="T2"/>
      <text:p text:style-name="P27" loext:marker-style-name="T2">Design the backend dashboard as a separate Angular App = <text:span text:style-name="T34">ng new Angular-Dashboard, </text:span><text:span text:style-name="T35">ng serve –port 4300</text:span></text:p>
      <text:p text:style-name="P28" loext:marker-style-name="T2">Backend Design Plan and components = <text:span text:style-name="T35">for the Backend Dashboard we have to create Login component, Category component, Post component, Subscription component, Comments component, Dashboard component, </text:span><text:span text:style-name="T36">Header </text:span><text:span text:style-name="T35">component, </text:span><text:span text:style-name="T36">Footer </text:span><text:span text:style-name="T35">component</text:span></text:p>
      <text:p text:style-name="P27" loext:marker-style-name="T2">Connect Bootstrap = <text:span text:style-name="T37">npm install </text:span><text:a xlink:type="simple" xlink:href="mailto:bootstrap@4.6" text:style-name="Internet_20_link" text:visited-style-name="Visited_20_Internet_20_Link"><text:span text:style-name="T37">bootstrap@4.6</text:span></text:a><text:span text:style-name="T37">, </text:span><text:span text:style-name="T38">import the bootstrap module into the angular.json file under the first styles property</text:span></text:p>
      <text:p text:style-name="P27" loext:marker-style-name="T2">Importing Global Styles = <text:span text:style-name="T38">copy paste the global styles that we created in Simplistic-Blog</text:span></text:p>
      <text:p text:style-name="P27" loext:marker-style-name="T2">Design the Header Component = ng g c layouts/header, <text:span text:style-name="T39">copying from the Simplistc-Blog the html and css stylings and then checking if everything works perfectly</text:span></text:p>
      <text:p text:style-name="P27" loext:marker-style-name="T2"><text:soft-page-break/>Design the Footer Component = </text:p>
      <text:p text:style-name="P27" loext:marker-style-name="T2">Design the Backend Dashboard component = </text:p>
      <text:p text:style-name="P27" loext:marker-style-name="T2">What is Firebase? = </text:p>
      <text:p text:style-name="P27" loext:marker-style-name="T2">What is Cloud Firestore? = </text:p>
      <text:p text:style-name="P27" loext:marker-style-name="T2">Connect Firestore with Angular App I = </text:p>
      <text:p text:style-name="P27" loext:marker-style-name="T2">Connect Firestore with Angular App II = </text:p>
      <text:p text:style-name="P26" loext:marker-style-name="T2"/>
      <text:p text:style-name="P15"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5"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5"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5"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5" loext:marker-style-name="T2"/>
      <text:p text:style-name="P15"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44</meta:editing-cycles>
    <meta:creation-date>2023-09-08T10:39:00</meta:creation-date>
    <dc:date>2024-01-08T23:07:15.450000000</dc:date>
    <meta:editing-duration>P1DT13H55M46S</meta:editing-duration>
    <meta:generator>LibreOffice/7.6.3.2$Windows_X86_64 LibreOffice_project/29d686fea9f6705b262d369fede658f824154cc0</meta:generator>
    <meta:document-statistic meta:table-count="0" meta:image-count="0" meta:object-count="0" meta:page-count="11" meta:paragraph-count="212" meta:word-count="2638" meta:character-count="16553" meta:non-whitespace-character-count="14044"/>
    <meta:user-defined meta:name="AppVersion">16.0000</meta:user-defined>
    <meta:template xlink:type="simple" xlink:actuate="onRequest" xlink:title="Normal.dotm" xlink:href=""/>
  </office:meta>
</office:document-meta>
</file>